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sans-serif" fo:font-size="62.25pt"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13.5pt" style:text-underline-style="none" fo:font-weight="bold" officeooo:paragraph-rsid="0019697e"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3.5pt" style:text-underline-style="none" fo:font-weight="bold" officeooo:paragraph-rsid="0019697e" style:font-size-asian="14pt" style:font-weight-asian="bold" style:font-size-complex="14pt" style:font-weight-complex="bold"/>
    </style:style>
    <style:style style:name="P5" style:family="paragraph" style:parent-style-name="Standard" style:list-style-name="L2">
      <style:paragraph-properties fo:text-align="start" style:justify-single-word="false"/>
      <style:text-properties fo:font-size="13.5pt" style:text-underline-style="none" fo:font-weight="normal" officeooo:paragraph-rsid="0019697e" style:font-size-asian="14pt" style:font-weight-asian="normal" style:font-size-complex="14pt" style:font-weight-complex="normal"/>
    </style:style>
    <style:style style:name="P6" style:family="paragraph" style:parent-style-name="Standard" style:list-style-name="L2">
      <style:paragraph-properties fo:text-align="start" style:justify-single-word="false"/>
      <style:text-properties fo:font-size="13.5pt" style:text-underline-style="none" fo:font-weight="normal" officeooo:paragraph-rsid="00199cc6" style:font-size-asian="14pt" style:font-weight-asian="normal" style:font-size-complex="14pt" style:font-weight-complex="normal"/>
    </style:style>
    <style:style style:name="P7" style:family="paragraph" style:parent-style-name="Standard">
      <style:text-properties style:text-underline-style="none"/>
    </style:style>
    <style:style style:name="P8" style:family="paragraph" style:parent-style-name="Standard">
      <style:paragraph-properties fo:text-align="justify" style:justify-single-word="false"/>
      <style:text-properties style:text-underline-style="none"/>
    </style:style>
    <style:style style:name="P9" style:family="paragraph" style:parent-style-name="Standard">
      <style:text-properties style:text-underline-style="none" officeooo:paragraph-rsid="00167762"/>
    </style:style>
    <style:style style:name="P10" style:family="paragraph" style:parent-style-name="Standard">
      <style:paragraph-properties fo:text-align="justify" style:justify-single-word="false"/>
      <style:text-properties officeooo:paragraph-rsid="00176693"/>
    </style:style>
    <style:style style:name="P11" style:family="paragraph" style:parent-style-name="Standard">
      <style:paragraph-properties fo:text-align="justify" style:justify-single-word="false"/>
      <style:text-properties officeooo:paragraph-rsid="0019697e"/>
    </style:style>
    <style:style style:name="P12" style:family="paragraph" style:parent-style-name="Standard">
      <style:paragraph-properties fo:text-align="justify" style:justify-single-word="false"/>
      <style:text-properties fo:font-size="22pt" style:text-underline-style="solid" style:text-underline-width="auto" style:text-underline-color="font-color" fo:font-weight="bold" officeooo:paragraph-rsid="00176693" style:font-size-asian="22pt" style:font-weight-asian="bold" style:font-size-complex="22pt" style:font-weight-complex="bold"/>
    </style:style>
    <style:style style:name="P13" style:family="paragraph" style:parent-style-name="Standard">
      <style:paragraph-properties fo:text-align="justify" style:justify-single-word="false"/>
      <style:text-properties fo:font-size="22pt" style:text-underline-style="solid" style:text-underline-width="auto" style:text-underline-color="font-color" fo:font-weight="bold" officeooo:paragraph-rsid="001775a6" style:font-size-asian="22pt" style:font-weight-asian="bold" style:font-size-complex="22pt" style:font-weight-complex="bold"/>
    </style:style>
    <style:style style:name="P14" style:family="paragraph" style:parent-style-name="Standard">
      <style:paragraph-properties fo:text-align="center" style:justify-single-word="false"/>
      <style:text-properties fo:font-size="22pt" style:text-underline-style="solid" style:text-underline-width="auto" style:text-underline-color="font-color" fo:font-weight="bold" officeooo:paragraph-rsid="00176693" style:font-size-asian="22pt" style:font-weight-asian="bold" style:font-size-complex="22pt" style:font-weight-complex="bold"/>
    </style:style>
    <style:style style:name="P15" style:family="paragraph" style:parent-style-name="Standard">
      <style:paragraph-properties fo:text-align="start" style:justify-single-word="false"/>
      <style:text-properties fo:font-size="22pt" style:text-underline-style="solid" style:text-underline-width="auto" style:text-underline-color="font-color" fo:font-weight="bold" officeooo:paragraph-rsid="0019697e" style:font-size-asian="22pt" style:font-weight-asian="bold" style:font-size-complex="22pt" style:font-weight-complex="bold"/>
    </style:style>
    <style:style style:name="P16" style:family="paragraph" style:parent-style-name="Standard">
      <style:paragraph-properties fo:text-align="center" style:justify-single-word="false"/>
      <style:text-properties fo:font-size="14pt" style:text-underline-style="solid" style:text-underline-width="auto" style:text-underline-color="font-color" fo:font-weight="bold" officeooo:paragraph-rsid="0019697e" style:font-size-asian="14pt" style:font-weight-asian="bold" style:font-size-complex="14pt" style:font-weight-complex="bold"/>
    </style:style>
    <style:style style:name="P17" style:family="paragraph" style:parent-style-name="Standard" style:list-style-name="L1">
      <style:paragraph-properties fo:text-align="start" style:justify-single-word="false"/>
      <style:text-properties fo:font-size="14pt" officeooo:paragraph-rsid="0019697e" style:font-size-asian="14pt" style:font-size-complex="14pt"/>
    </style:style>
    <style:style style:name="P18" style:family="paragraph" style:parent-style-name="Standard">
      <style:paragraph-properties fo:text-align="center" style:justify-single-word="false"/>
      <style:text-properties fo:font-size="14pt" fo:font-weight="bold" officeooo:paragraph-rsid="00176693" style:font-size-asian="14pt" style:font-weight-asian="bold" style:font-size-complex="14pt" style:font-weight-complex="bold"/>
    </style:style>
    <style:style style:name="P19" style:family="paragraph" style:parent-style-name="Standard">
      <style:paragraph-properties fo:text-align="start" style:justify-single-word="false"/>
      <style:text-properties fo:font-size="14pt" style:text-underline-style="none" fo:font-weight="normal" officeooo:paragraph-rsid="0019697e" style:font-size-asian="14pt" style:font-weight-asian="normal" style:font-size-complex="14pt" style:font-weight-complex="normal"/>
    </style:style>
    <style:style style:name="P20" style:family="paragraph" style:parent-style-name="Standard" style:list-style-name="L3">
      <style:paragraph-properties fo:text-align="start" style:justify-single-word="false"/>
      <style:text-properties fo:font-size="14pt" style:text-underline-style="none" fo:font-weight="normal" officeooo:paragraph-rsid="0019697e" style:font-size-asian="14pt" style:font-weight-asian="normal" style:font-size-complex="14pt" style:font-weight-complex="normal"/>
    </style:style>
    <style:style style:name="P21" style:family="paragraph" style:parent-style-name="Standard" style:list-style-name="L4">
      <style:paragraph-properties fo:text-align="start" style:justify-single-word="false"/>
      <style:text-properties fo:font-size="14pt" style:text-underline-style="none" fo:font-weight="normal" officeooo:paragraph-rsid="0019697e" style:font-size-asian="14pt" style:font-weight-asian="normal" style:font-size-complex="14pt" style:font-weight-complex="normal"/>
    </style:style>
    <style:style style:name="P22" style:family="paragraph" style:parent-style-name="Standard" style:list-style-name="L4">
      <style:paragraph-properties fo:text-align="start" style:justify-single-word="false"/>
      <style:text-properties fo:font-size="14pt" style:text-underline-style="none" fo:font-weight="normal" officeooo:paragraph-rsid="0019ccd8" style:font-size-asian="14pt" style:font-weight-asian="normal" style:font-size-complex="14pt" style:font-weight-complex="normal"/>
    </style:style>
    <style:style style:name="P23" style:family="paragraph" style:parent-style-name="Standard" style:list-style-name="L4">
      <style:paragraph-properties fo:text-align="start" style:justify-single-word="false"/>
      <style:text-properties fo:font-size="14pt" style:text-underline-style="none" fo:font-weight="normal" officeooo:paragraph-rsid="001acf90" style:font-size-asian="14pt" style:font-weight-asian="normal" style:font-size-complex="14pt" style:font-weight-complex="normal"/>
    </style:style>
    <style:style style:name="P24" style:family="paragraph" style:parent-style-name="Standard" style:list-style-name="L5">
      <style:paragraph-properties fo:text-align="start" style:justify-single-word="false"/>
      <style:text-properties fo:font-size="14pt" style:text-underline-style="none" fo:font-weight="normal" officeooo:paragraph-rsid="0019697e" style:font-size-asian="14pt" style:font-weight-asian="normal" style:font-size-complex="14pt" style:font-weight-complex="normal"/>
    </style:style>
    <style:style style:name="P25" style:family="paragraph" style:parent-style-name="Standard">
      <style:paragraph-properties fo:text-align="center" style:justify-single-word="false"/>
      <style:text-properties fo:font-size="14pt" style:text-underline-style="none" fo:font-weight="bold" officeooo:paragraph-rsid="0019697e" style:font-size-asian="14pt" style:font-weight-asian="bold" style:font-size-complex="14pt" style:font-weight-complex="bold"/>
    </style:style>
    <style:style style:name="P26" style:family="paragraph" style:parent-style-name="Standard">
      <style:paragraph-properties fo:text-align="center" style:justify-single-word="false"/>
      <style:text-properties fo:font-size="14pt" fo:font-weight="normal" officeooo:paragraph-rsid="0019697e"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fo:font-size="14pt" fo:font-weight="normal" officeooo:paragraph-rsid="0019697e" style:font-size-asian="14pt" style:font-weight-asian="normal" style:font-size-complex="14pt" style:font-weight-complex="normal"/>
    </style:style>
    <style:style style:name="P28" style:family="paragraph" style:parent-style-name="Standard" style:list-style-name="L1">
      <style:paragraph-properties fo:text-align="start" style:justify-single-word="false"/>
      <style:text-properties fo:font-size="14pt" fo:font-weight="normal" officeooo:paragraph-rsid="0019697e" style:font-size-asian="14pt" style:font-weight-asian="normal" style:font-size-complex="14pt" style:font-weight-complex="normal"/>
    </style:style>
    <style:style style:name="P29" style:family="paragraph" style:parent-style-name="Standard">
      <style:paragraph-properties fo:text-align="center" style:justify-single-word="false"/>
      <style:text-properties fo:font-size="18pt" style:text-underline-style="solid" style:text-underline-width="auto" style:text-underline-color="font-color" fo:font-weight="bold" officeooo:paragraph-rsid="0019697e" style:font-size-asian="18pt" style:font-weight-asian="bold" style:font-size-complex="18pt" style:font-weight-complex="bold"/>
    </style:style>
    <style:style style:name="P30" style:family="paragraph" style:parent-style-name="Standard">
      <style:paragraph-properties fo:text-align="start" style:justify-single-word="false"/>
      <style:text-properties fo:font-size="18pt" style:text-underline-style="solid" style:text-underline-width="auto" style:text-underline-color="font-color" fo:font-weight="bold" officeooo:paragraph-rsid="0019697e" style:font-size-asian="18pt" style:font-weight-asian="bold" style:font-size-complex="18pt" style:font-weight-complex="bold"/>
    </style:style>
    <style:style style:name="P31" style:family="paragraph" style:parent-style-name="Standard" style:list-style-name="L4">
      <style:paragraph-properties fo:text-align="start" style:justify-single-word="false"/>
      <style:text-properties fo:font-size="18pt" style:text-underline-style="solid" style:text-underline-width="auto" style:text-underline-color="font-color" fo:font-weight="bold" officeooo:paragraph-rsid="0019ccd8" style:font-size-asian="18pt" style:font-weight-asian="bold" style:font-size-complex="18pt" style:font-weight-complex="bold"/>
    </style:style>
    <style:style style:name="P32" style:family="paragraph" style:parent-style-name="Standard" style:list-style-name="L4">
      <style:paragraph-properties fo:text-align="start" style:justify-single-word="false"/>
      <style:text-properties fo:font-size="18pt" style:text-underline-style="solid" style:text-underline-width="auto" style:text-underline-color="font-color" fo:font-weight="bold" officeooo:paragraph-rsid="0019697e" style:font-size-asian="18pt" style:font-weight-asian="bold" style:font-size-complex="18pt" style:font-weight-complex="bold"/>
    </style:style>
    <style:style style:name="P33" style:family="paragraph" style:parent-style-name="Standard">
      <style:paragraph-properties fo:text-align="center" style:justify-single-word="false"/>
      <style:text-properties fo:font-size="18pt" fo:font-weight="bold" officeooo:paragraph-rsid="00176693" style:font-size-asian="18pt" style:font-weight-asian="bold" style:font-size-complex="18pt" style:font-weight-complex="bold"/>
    </style:style>
    <style:style style:name="P34" style:family="paragraph" style:parent-style-name="Standard">
      <style:paragraph-properties fo:text-align="start" style:justify-single-word="false"/>
      <style:text-properties fo:font-size="12pt" style:text-underline-style="none" fo:font-weight="normal" officeooo:paragraph-rsid="0019697e"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solid" style:text-underline-width="auto" style:text-underline-color="font-color" fo:font-weight="bold" officeooo:paragraph-rsid="0019697e" style:font-size-asian="12pt" style:font-weight-asian="bold" style:font-size-complex="12pt" style:font-weight-complex="bold"/>
    </style:style>
    <style:style style:name="T1" style:family="text">
      <style:text-properties officeooo:rsid="00167762"/>
    </style:style>
    <style:style style:name="T2" style:family="text">
      <style:text-properties style:text-underline-style="none"/>
    </style:style>
    <style:style style:name="T3" style:family="text">
      <style:text-properties style:text-underline-style="none" officeooo:rsid="00167762"/>
    </style:style>
    <style:style style:name="T4" style:family="text">
      <style:text-properties officeooo:rsid="00176693"/>
    </style:style>
    <style:style style:name="T5"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6" style:family="text">
      <style:text-properties fo:font-weight="normal" style:font-weight-asian="normal" style:font-weight-complex="normal"/>
    </style:style>
    <style:style style:name="T7" style:family="text">
      <style:text-properties officeooo:rsid="00199cc6"/>
    </style:style>
    <style:style style:name="T8" style:family="text">
      <style:text-properties style:font-name="sans-serif"/>
    </style:style>
    <style:style style:name="T9" style:family="text">
      <style:text-properties style:font-name="sans-serif" officeooo:rsid="00199cc6"/>
    </style:style>
    <style:style style:name="T10"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1" style:family="text">
      <style:text-properties fo:font-size="18pt" fo:font-weight="bold" style:font-size-asian="18pt" style:font-weight-asian="bold" style:font-size-complex="18pt" style:font-weight-complex="bold"/>
    </style:style>
    <style:style style:name="T12" style:family="text">
      <style:text-properties officeooo:rsid="0019ccd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SO/IEC 27002</text:p>
      <text:p text:style-name="P2"/>
      <text:p text:style-name="P7">INTRODUCTIONThe <text:s/>Information <text:s/>Security <text:s/>standard <text:s/>ISO/IEC <text:s/>27002:2013 <text:s/>is <text:s/>the <text:s/>“Code <text:s/>of <text:s/>Practice <text:s/>for <text:s/>Information <text:s/>Security <text:s/>Controls”. <text:s/>First <text:s/>it <text:s/>was <text:s/>published <text:s/>by <text:s/>the <text:s/>International <text:s/>Organization <text:s/>for <text:s/>Standardization <text:s/>(ISO) <text:s/>and <text:s/>by <text:s/>the <text:s/>International Electro Technical Commission (IEC) in December 2000 as ISO 17799. Today, ISO/IEC 27002 </text:p>
      <text:p text:style-name="P9">is part of the ISO27XXX series. The document provides best practice recommendations and guidance for organizations <text:s/>selecting <text:s/>and <text:s/>implementing <text:s/>information <text:s/>security <text:s/>controls <text:s/>within <text:s/>the <text:s/>process <text:s/>of <text:s/>initiating, <text:s/>implementing and maintaining an Information Security Management System (ISMS).</text:p>
      <text:p text:style-name="P9">The establishment and implementation of an ISMS depends on a strategic orientation of the organization and <text:s/>is <text:s/>influenced <text:s/>by <text:s/>a <text:s/>number <text:s/>of <text:s/>aspects <text:s/>including <text:s/>its <text:s/>needs, <text:s/>objectives, <text:s/>security <text:s/>requirements, <text:s/>the <text:s/>organizational processes used, the size and the structure of the organization. </text:p>
      <text:p text:style-name="P7">An ISMS such as specified in ISO/IEC 27001 is an integrated part of organization’s processes and overall management structure, with the main objective to ensure the necessary levels of confidentiality, integrity and availability of information. This objective is achieved by applying a supporting risk management process within the ISMS and by implementing a suite of information security controls as part of the risk treatment under the overall framework of a coherent management system.</text:p>
      <text:p text:style-name="P7">The normative requirements of ISMS are addressed in clauses 4 to 11 of 27001:2013 that define the ISMS. Furthermore, organizations need to consider the set of 144 controls which are found in Annex A of the same </text:p>
      <text:p text:style-name="P7">standard. </text:p>
      <text:p text:style-name="P8">In ISO/IEC 27002, you will find more detailed guidance on the application of the controls of Annex A including areas <text:s/>such <text:s/>as <text:s/>policies, <text:s/>processes, <text:s/>procedures, <text:s/>organizational <text:s/>structures <text:s/>and <text:s/>software <text:s/>and <text:s/>hardware <text:s/>functions. <text:s/>All <text:s/>these <text:s/>information <text:s/>security <text:s/>controls <text:s/>may <text:s/>need <text:s/>to <text:s/>be <text:s/>established, <text:s/>implemented, <text:s/>monitored, <text:s/>reviewed and improved, where necessary, to ensure that the specific established security and business objectives of the organization are met.</text:p>
      <text:p text:style-name="P10"><text:span text:style-name="T2">ISO/IEC <text:s/>27002 <text:s/>provides <text:s/>general <text:s/>guidance <text:s/>on <text:s/>the <text:s/>controls <text:s/>of <text:s/>ISO <text:s/>27001, <text:s/>and <text:s/>should <text:s/>be <text:s/>combined <text:s/>and <text:s/>used with other standards of the information security management system family of standards, including ISO/IEC 27003 (implementation), ISO/IEC 27004 </text:span>and <text:span text:style-name="T4">I</text:span>SO/IEC 27005 (risk management).<text:span text:style-name="T2">sureme</text:span><text:span text:style-name="T3">nt) .</text:span></text:p>
      <text:p text:style-name="P10"><text:span text:style-name="T3"/></text:p>
      <text:p text:style-name="P13"><text:span text:style-name="T1">Information Security:</text:span></text:p>
      <text:p text:style-name="P13"/>
      <text:p text:style-name="P14">“Preservation of confidentiality, integrity </text:p>
      <text:p text:style-name="P14">and availability of information”</text:p>
      <text:p text:style-name="P12"/>
      <text:p text:style-name="P12"/>
      <text:p text:style-name="P10">The importance of information security and emerging threats has changed dramatically in the last eight years. Everyday <text:s/>information <text:s/>is <text:s/>being <text:s/>collected, <text:s/>processed, <text:s/>stored <text:s/>and <text:s/>transmitted <text:s/>in <text:s/>many <text:s/>forms <text:s/>including <text:s/>electronic, physical and verbal formats, within all types of organizations. <text:soft-page-break/>All this is accomplished by using a huge range of devices, systems and services including smart phones, tablets personal computers, servers, workstations, <text:s/>personal <text:s/>digital <text:s/>assistants, <text:s/>telecommunication <text:s/>network <text:s/>systems, <text:s/>industrial/process <text:s/>control <text:s/>systems, <text:s/></text:p>
      <text:p text:style-name="P10">environmental control systems, etc. Therefore, organizations are trying to achieve their missions, objectives and business functions in a very complex atmosphere.</text:p>
      <text:p text:style-name="P10">Information systems and the services they provide allow competitive <text:s/>advantages <text:s/>to <text:s/>organizations, <text:s/>however, <text:s/>now <text:s/>it is a known fact that same platforms and solutions have become <text:s/>subjects <text:s/>to <text:s/>serious <text:s/>threats <text:s/>where <text:s/>the <text:s/>ultimate <text:s/>consequences <text:s/>might <text:s/>include <text:s/>losing <text:s/>functions, <text:s/>or <text:s/>affecting image or reputation of the organization.</text:p>
      <text:p text:style-name="P10">To efficiently negotiate these complex issues, it is very important that leaders and managers at all levels go beyond understanding and thinking about information system. They have to acknowledge and accept their responsibilities and understand that they are held accountable for ensuring information security. ISO 27001 <text:s/>has <text:s/>been <text:s/>published <text:s/>to <text:s/>provide <text:s/>requirements <text:s/>for <text:s/>establishing, <text:s/>implementing, <text:s/>maintaining <text:s/>and <text:s/>continually improving information security levels against identified needs by means of an information security management system. This international standard defines the requirements regarding policy, roles, definitions, responsibilities and authorities of participants connected with information security. Furthermore, it requires processes, procedures and organizational structures that will prevent, detect, and respond to different types of threats. This management system typically preserves the confidentiality, integrity and avail</text:p>
      <text:p text:style-name="P10">-ability of information by applying a risk management process, and gives confidence to interested parties that risks are adequately managed.</text:p>
      <text:p text:style-name="P11">For each identified threat and vulnerability, from which will result a risk scenario, ISO/IEC 27002 may help to provide guidelines for controls that should be considered to identify, asses, evaluate, reduce and mitigate risk. This information security standard can be used to select information security controls, to improve security practices and to develop security guidelines and standards. It gives information security responsibilities, precise explanation of control objectives, and detailed guideline on how to implement these controls.</text:p>
      <text:p text:style-name="P11"/>
      <text:p text:style-name="P11"><text:span text:style-name="T5">An overview of ISO/IEC 27002:2013</text:span></text:p>
      <text:p text:style-name="P11"><text:span text:style-name="T5"/></text:p>
      <text:p text:style-name="P29">Information Security Control</text:p>
      <text:p text:style-name="P33"/>
      <text:p text:style-name="P18">Security controls are safeguards or </text:p>
      <text:p text:style-name="P18">countermeasures to avoid, counteract or </text:p>
      <text:p text:style-name="P18">minimize security risks related to </text:p>
      <text:p text:style-name="P18">personal property, or computer software</text:p>
      <text:p text:style-name="P18"/>
      <text:p text:style-name="P26">In each section of the ISO/IEC 27002 standard, there is a security control category that contains:</text:p>
      <text:p text:style-name="P27"><text:s/></text:p>
      <text:list xml:id="list50644334" text:style-name="L1">
        <text:list-item>
          <text:p text:style-name="P28">a control objective stating what is to be achieved;</text:p>
        </text:list-item>
        <text:list-item>
          <text:p text:style-name="P28">one or more controls that can be applied to achieve the control objective;</text:p>
        </text:list-item>
        <text:list-item>
          <text:p text:style-name="P17"><text:span text:style-name="T6">implementation <text:s/>guidance <text:s/>and <text:s/>any <text:s/>other <text:s/>pertinent <text:s/>information <text:s/>useful <text:s/>for understanding the controls <text:s/>and implementation process. </text:span></text:p>
        </text:list-item>
      </text:list>
      <text:p text:style-name="P15"/>
      <text:p text:style-name="P15"><text:soft-page-break/>Relation between 27002 and 27001 and other standards:</text:p>
      <text:p text:style-name="P35"/>
      <text:p text:style-name="P16"><text:span text:style-name="T7">I</text:span>nformation Security Management </text:p>
      <text:p text:style-name="P16">Systems</text:p>
      <text:p text:style-name="P25">Part of the overall management system, </text:p>
      <text:p text:style-name="P25">based on a business risk approach, to es</text:p>
      <text:p text:style-name="P25">tablish, implement, operate, monitor, review, </text:p>
      <text:p text:style-name="P25">maintain and improve information security.</text:p>
      <text:p text:style-name="P25"/>
      <text:p text:style-name="P15"><text:span text:style-name="T8">Information Security Polici</text:span><text:span text:style-name="T9">es:</text:span></text:p>
      <text:p text:style-name="P3">• </text:p>
      <text:list xml:id="list2466002405" text:style-name="L2">
        <text:list-item>
          <text:p text:style-name="P5">To <text:s/>provide <text:s/>management <text:s/>direction <text:s/>and <text:s/>support <text:s/>for <text:s/>information <text:s/>security in <text:s/>accordance <text:s/>with <text:s/>business <text:s/>requirements and relevant laws and regulations</text:p>
        </text:list-item>
        <text:list-item>
          <text:p text:style-name="P6">The Information Security Policies clause addresses the need to define, publish and review different types of </text:p>
        </text:list-item>
        <text:list-item>
          <text:p text:style-name="P5">policies required for information security management</text:p>
        </text:list-item>
      </text:list>
      <text:p text:style-name="P4"/>
      <text:p text:style-name="P30"><text:s/>Asset Management Objectives: </text:p>
      <text:p text:style-name="P3">• </text:p>
      <text:list xml:id="list148891374" text:style-name="L3">
        <text:list-item>
          <text:p text:style-name="P20">To identify organizational assets and define appropriate protection responsibilities.</text:p>
        </text:list-item>
        <text:list-item>
          <text:p text:style-name="P20">To ensure that information receives an appropriate level of protection in accordance with its importance </text:p>
        </text:list-item>
        <text:list-item>
          <text:p text:style-name="P20">to the organization</text:p>
        </text:list-item>
        <text:list-item>
          <text:p text:style-name="P20">To prevent unauthorized disclosure, modification, removal or destruction of information stored on media</text:p>
        </text:list-item>
      </text:list>
      <text:p text:style-name="P34"><text:s/><text:span text:style-name="T10">Access Control Objectives: </text:span></text:p>
      <text:p text:style-name="P34"/>
      <text:list xml:id="list442570047" text:style-name="L4">
        <text:list-item>
          <text:p text:style-name="P21">To limit access to information and information processing facilities.</text:p>
        </text:list-item>
        <text:list-item>
          <text:p text:style-name="P21">To ensure authorized user access and to prevent unauthorized access to systems and services</text:p>
        </text:list-item>
        <text:list-item>
          <text:p text:style-name="P21">To make users accountable for safeguarding their authentication information.</text:p>
        </text:list-item>
        <text:list-item>
          <text:p text:style-name="P22">To prevent unauthorized access to systems and applications.</text:p>
          <text:p text:style-name="P31"/>
          <text:p text:style-name="P31">Cryptography Objectives: </text:p>
        </text:list-item>
      </text:list>
      <text:p text:style-name="P19"/>
      <text:list xml:id="list120237032515173" text:continue-numbering="true" text:style-name="L4">
        <text:list-item>
          <text:p text:style-name="P21">To ensure proper and effective use of cryptography to protect the confidentiality, authenticity and/or integrity of information.</text:p>
        </text:list-item>
        <text:list-item>
          <text:p text:style-name="P23">The Cryptography clause addresses policies on cryptographic controls for protection of information to ensure proper and effective use of cryptography in order to protect the confidentiality, authenticity, integrity, non-repudiation and <text:soft-page-break/>authentication of the information. It also includes the need for digital signatures and message authentication codes, and cryptographic key management. </text:p>
          <text:p text:style-name="P23"><text:span text:style-name="T10">Physical and Environmental Security Objectives: </text:span></text:p>
          <text:p text:style-name="P21"/>
        </text:list-item>
        <text:list-item>
          <text:p text:style-name="P21">To prevent unauthorized physical access, damage and interference to the organization’s</text:p>
        </text:list-item>
        <text:list-item>
          <text:p text:style-name="P21">information and information processing facilities.</text:p>
        </text:list-item>
        <text:list-item>
          <text:p text:style-name="P21">To prevent loss, damage, theft or compromise of assets and interruption to the organization’s operaions.</text:p>
          <text:p text:style-name="P21"/>
          <text:p text:style-name="P32"/>
          <text:p text:style-name="P32">Operations Security Objectives: </text:p>
        </text:list-item>
      </text:list>
      <text:p text:style-name="P19"/>
      <text:list xml:id="list1943862450" text:style-name="L5">
        <text:list-item>
          <text:p text:style-name="P24">To ensure correct and secure operations of information processing facilities.</text:p>
        </text:list-item>
        <text:list-item>
          <text:p text:style-name="P24">To ensure that information and information processing facilities are protected against malware.</text:p>
        </text:list-item>
        <text:list-item>
          <text:p text:style-name="P24">To protect against loss of data.</text:p>
        </text:list-item>
        <text:list-item>
          <text:p text:style-name="P24">To record events and generate evidence.</text:p>
        </text:list-item>
        <text:list-item>
          <text:p text:style-name="P24">To ensure the integrity of operational systems.</text:p>
        </text:list-item>
        <text:list-item>
          <text:p text:style-name="P24">To prevent exploitation of technical vulnerabilities.</text:p>
        </text:list-item>
        <text:list-item>
          <text:p text:style-name="P24">To minimize the impact of audit activities on operational system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11:00:09.403342346</meta:creation-date>
    <dc:date>2017-11-09T12:01:53.609379496</dc:date>
    <meta:editing-duration>PT19M21S</meta:editing-duration>
    <meta:editing-cycles>4</meta:editing-cycles>
    <meta:generator>LibreOffice/5.4.1.2.0$Linux_X86_64 LibreOffice_project/40m0$Build-2</meta:generator>
    <meta:document-statistic meta:table-count="0" meta:image-count="0" meta:object-count="0" meta:page-count="4" meta:paragraph-count="71" meta:word-count="1149" meta:character-count="8408" meta:non-whitespace-character-count="7159"/>
  </office:meta>
</office:document-meta>
</file>